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43.7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/>
          <table:table-cell table:style-name="ce7" table:number-columns-repeated="1011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Y, y</text:p>
          </table:table-cell>
          <table:table-cell table:number-columns-repeated="3" table:style-name="ce5" office:value-type="string" calcext:value-type="string">
            <text:p>any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7" table:style-name="ce1" office:value-type="string" calcext:value-type="string">
            <text:p>any</text:p>
          </table:table-cell>
          <table:table-cell table:style-name="ce2" office:value-type="string" calcext:value-type="string">
            <text:p>Force exit at any time from any section</text:p>
          </table:table-cell>
          <table:table-cell table:style-name="ce1" table:number-columns-repeated="1011"/>
        </table:table-row>
        <table:table-row table:style-name="ro1">
          <table:table-cell table:style-name="ce2"/>
          <table:table-cell table:style-name="ce5" table:number-columns-repeated="3"/>
          <table:table-cell table:style-name="ce1" table:number-columns-repeated="102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 table:style-name="ce7" office:value-type="string" calcext:value-type="string">
            <text:p>Config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office:value-type="string" calcext:value-type="string">
            <text:p>Instruments / Banks / Root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Read instrument name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- instrument, bank, roo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5"/>
          <table:table-cell office:value-type="string" calcext:value-type="string">
            <text:p>0 -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 - bank, root, instrument, par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slot in curren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bank name – bank, ro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- always returns root I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Create bank - new ID, root I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 - bank ID, ro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root path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old ID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Change root ID – always returns old ID - id engine</text:p>
          </table:table-cell>
          <table:table-cell table:style-name="ce7"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1"/>
        </table:table-row>
        <table:table-row table:style-name="ro1">
          <table:table-cell table:style-name="ce1" table:number-columns-repeated="12"/>
          <table:table-cell table:style-name="ce7" office:value-type="string" calcext:value-type="string">
            <text:p>Main Controls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5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cales (microtonal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Vector control window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1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ain part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Controlle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End of Controllers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"/>
          <table:table-cell table:number-columns-repeated="1013"/>
        </table:table-row>
        <table:table-row table:style-name="ro1">
          <table:table-cell table:number-columns-repeated="12"/>
          <table:table-cell table:style-name="ce7" office:value-type="string" calcext:value-type="string">
            <text:p>MIDI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2"/>
          <table:table-cell table:style-name="ce7" office:value-type="string" calcext:value-type="string">
            <text:p>Instrumen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Ki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com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 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et/Read part’s instrument type</text:p>
          </table:table-cell>
          <table:table-cell table:number-columns-repeated="1011"/>
        </table:table-row>
        <table:table-row table:style-name="ro1" table:number-rows-repeated="2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2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0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main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voice window – voice numbers 0 to 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ub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Pad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Oscillators window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Clip, Asym2, Pow2, Sg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Graph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LFO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1 is Frequency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2 is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Filter parameters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ormant edi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nvelope inser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1 is Frequency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2 is Filter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3 is Bandwidth envelope (SubSynth only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ree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Graph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Insertion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ystem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Sen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ffect Inser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For insertion effects part number is 242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Normal part effects are numbers 0 to 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e ‘Effect_Inserts.txt’ for all control ranges.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offset sometimes secondary values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 learn window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7" table:number-columns-repeated="8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office:value-type="string" calcext:value-type="string">
            <text:p>0/8</text:p>
          </table:table-cell>
          <table:table-cell table:style-name="ce3"/>
          <table:table-cell table:number-columns-repeated="8"/>
          <table:table-cell office:value-type="string" calcext:value-type="string">
            <text:p>auto set as NRP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 table:number-rows-repeated="10478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76:Sheet1.AMJ67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2">00/00/0000</text:date>, <text:time style:data-style-name="N2" text:time-value="14:36:44.5704767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11-02T14:49:24.169595420</dc:date>
    <meta:editing-duration>P9DT2H37M5S</meta:editing-duration>
    <meta:editing-cycles>680</meta:editing-cycles>
    <meta:generator>LibreOffice/5.2.7.2$Linux_X86_64 LibreOffice_project/20m0$Build-2</meta:generator>
    <meta:document-statistic meta:table-count="1" meta:cell-count="5528" meta:object-count="0"/>
  </office:meta>
</office:document-meta>
</file>